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Process 18 stopped</text:p>
      <text:p text:style-name="Preformatted_20_Text">* thread #1: tid = 18, 0x00007fc3126038e0, name = 'fhost'</text:p>
      <text:p text:style-name="Preformatted_20_Text"><text:s text:c="4"/>frame #0:</text:p>
      <text:p text:style-name="Preformatted_20_Text">Process 18 stopped</text:p>
      <text:p text:style-name="Preformatted_20_Text">* thread #8: tid = 18, 0x00007fc2f5365550 fhost`get(path='/i2cg.py') + 27 at fhost.c:139, name = 'fhost/responder', stop reason = invalid address (fault address: 0x30)</text:p>
      <text:p text:style-name="Preformatted_20_Text"><text:s text:c="4"/>frame #0: 0x00007fc2f5365550 fhost`get(path='/i2cg.py') + 27 at fhost.c:139</text:p>
      <text:p text:style-name="Preformatted_20_Text"><text:s text:c="3"/>136 <text:s text:c="2"/>get(SrvContext *ctx, const char *path)</text:p>
      <text:p text:style-name="Preformatted_20_Text"><text:s text:c="3"/>137 <text:s text:c="2"/>{</text:p>
      <text:p text:style-name="Preformatted_20_Text"><text:s text:c="3"/>138 <text:s text:c="6"/>StoredObj *obj = ctx-&gt;store-&gt;query(shurl_debase(path));</text:p>
      <text:p text:style-name="Preformatted_20_Text">-&gt; 139 <text:s text:c="6"/>switch (obj-&gt;type) {</text:p>
      <text:p text:style-name="Preformatted_20_Text"><text:s text:c="3"/>140 <text:s text:c="10"/>case ObjTypeFile:</text:p>
      <text:p text:style-name="Preformatted_20_Text"><text:s text:c="3"/>141 <text:s text:c="14"/>ctx-&gt;serve_file_id(obj-&gt;id);</text:p>
      <text:p text:style-name="Preformatted_20_Text"><text:s text:c="3"/>142 <text:s text:c="14"/>break;</text:p>
      <text:p text:style-name="P1">(lldb) q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2:43:48.431502208</meta:creation-date>
    <dc:date>2020-05-07T12:44:25.931877973</dc:date>
    <meta:editing-duration>PT39S</meta:editing-duration>
    <meta:editing-cycles>1</meta:editing-cycles>
    <meta:document-statistic meta:table-count="0" meta:image-count="0" meta:object-count="0" meta:page-count="1" meta:paragraph-count="14" meta:word-count="76" meta:character-count="628" meta:non-whitespace-character-count="486"/>
    <meta:generator>LibreOffice/6.2.8.2$Linux_X86_64 LibreOffice_project/20$Build-2</meta:generator>
  </office:meta>
</office:document-meta>
</file>